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EJOS MATOS HERNAN A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31043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078348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EJOS MATOS HERNAN ADOLF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31043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07834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DOCUMENTO INTERNO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8 - Gallina BB Negra</text:p>
          </table:table-cell>
          <table:table-cell table:style-name="Tableau1.A2" office:value-type="string">
            <text:p text:style-name="P9">4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43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1387778</text:p>
          </table:table-cell>
          <table:table-cell table:style-name="Tabla2.D3" office:value-type="string">
            <text:p text:style-name="P17">3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1:19:3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